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cm"/>
    </style:style>
    <style:style style:name="co4" style:family="table-column">
      <style:table-column-properties fo:break-before="auto" style:column-width="5.8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layer Bo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ssault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Sco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 Weight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apon Slo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ssis Slo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ility Slo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Module</text:p>
          </table:table-cell>
          <table:table-cell office:value-type="string" calcext:value-type="string">
            <text:p>Alpha Strike</text:p>
          </table:table-cell>
          <table:table-cell office:value-type="string" calcext:value-type="string">
            <text:p>Replicator</text:p>
          </table:table-cell>
          <table:table-cell office:value-type="string" calcext:value-type="string">
            <text:p>Blink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Weapon Modul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Power per us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Rate of 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ne gu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Las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Blast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Missles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 per missl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Gauss rifl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Chassis Modul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Power per u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e Armou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rease armour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hiel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reates a shield that weapons cannot penetrate</text:p>
          </table:table-cell>
          <table:table-cell/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Light Skeleton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`-Armour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atteri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ld more power and recharge faster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EMP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rain power from enemies</text:p>
          </table:table-cell>
          <table:table-cell/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bility Modul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Power per u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gineBoo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Move faster / Always on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ump Jet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 per second</text:p>
          </table:table-cell>
          <table:table-cell/>
          <table:table-cell office:value-type="string" calcext:value-type="string">
            <text:p>Fly</text:p>
          </table:table-cell>
          <table:table-cell/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reate partial invisibility</text:p>
          </table:table-cell>
          <table:table-cell/>
          <table:table-cell table:number-columns-repeated="2"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00-00-00</text:date>, <text:time style:data-style-name="N2" text:time-value="11:44:10.0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09:12:58.986000000</meta:creation-date>
    <dc:date>2015-12-04T15:19:46.271000000</dc:date>
    <meta:editing-duration>PT8H33M45S</meta:editing-duration>
    <meta:editing-cycles>5</meta:editing-cycles>
    <meta:generator>LibreOffice/4.3.5.2$Windows_x86 LibreOffice_project/3a87456aaa6a95c63eea1c1b3201acedf0751bd5</meta:generator>
    <meta:document-statistic meta:table-count="1" meta:cell-count="136" meta:object-count="0"/>
  </office:meta>
</office:document-meta>
</file>